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66ec" officeooo:paragraph-rsid="000766ec"/>
    </style:style>
    <style:style style:name="P2" style:family="paragraph" style:parent-style-name="Standard">
      <style:text-properties officeooo:rsid="00082823" officeooo:paragraph-rsid="00082823"/>
    </style:style>
    <style:style style:name="P3" style:family="paragraph" style:parent-style-name="Standard">
      <style:text-properties officeooo:rsid="00090087" officeooo:paragraph-rsid="00090087"/>
    </style:style>
    <style:style style:name="P4" style:family="paragraph" style:parent-style-name="Standard">
      <style:text-properties officeooo:rsid="00090087" officeooo:paragraph-rsid="000c8616"/>
    </style:style>
    <style:style style:name="P5" style:family="paragraph" style:parent-style-name="Standard">
      <style:text-properties officeooo:rsid="000cc6c9" officeooo:paragraph-rsid="000cc6c9"/>
    </style:style>
    <style:style style:name="P6" style:family="paragraph" style:parent-style-name="Standard">
      <style:text-properties fo:font-variant="normal" fo:text-transform="none" fo:color="#263238" style:font-name="arial" fo:font-size="9.75pt" fo:letter-spacing="normal" fo:font-style="normal" fo:font-weight="normal" officeooo:rsid="000c8616" officeooo:paragraph-rsid="000c8616"/>
    </style:style>
    <style:style style:name="P7" style:family="paragraph" style:parent-style-name="Standard">
      <style:text-properties fo:font-variant="normal" fo:text-transform="none" fo:color="#263238" style:font-name="arial" fo:font-size="9.75pt" fo:letter-spacing="normal" fo:font-style="normal" fo:font-weight="normal" officeooo:rsid="0010200f" officeooo:paragraph-rsid="0010200f"/>
    </style:style>
    <style:style style:name="P8" style:family="paragraph" style:parent-style-name="Standard">
      <style:text-properties fo:font-variant="normal" fo:text-transform="none" fo:color="#263238" style:font-name="arial" fo:font-size="9.75pt" fo:letter-spacing="normal" fo:font-style="normal" fo:font-weight="normal" officeooo:rsid="001b17f9" officeooo:paragraph-rsid="001b17f9"/>
    </style:style>
    <style:style style:name="P9" style:family="paragraph" style:parent-style-name="Standard">
      <style:text-properties fo:font-variant="normal" fo:text-transform="none" fo:color="#263238" style:font-name="arial" fo:font-size="9.75pt" fo:letter-spacing="normal" fo:font-style="normal" fo:font-weight="normal" officeooo:rsid="001cfea7" officeooo:paragraph-rsid="001cfea7"/>
    </style:style>
    <style:style style:name="P10" style:family="paragraph" style:parent-style-name="Standard">
      <style:text-properties fo:font-variant="normal" fo:text-transform="none" fo:color="#263238" style:font-name="arial" fo:font-size="9.75pt" fo:letter-spacing="normal" fo:font-style="normal" fo:font-weight="normal" officeooo:rsid="001dded9" officeooo:paragraph-rsid="001dded9"/>
    </style:style>
    <style:style style:name="P11" style:family="paragraph" style:parent-style-name="Standard">
      <style:text-properties fo:font-variant="normal" fo:text-transform="none" fo:color="#263238" style:font-name="arial" fo:font-size="9.75pt" fo:letter-spacing="normal" fo:font-style="normal" fo:font-weight="normal" officeooo:rsid="001f0619" officeooo:paragraph-rsid="001f0619"/>
    </style:style>
    <style:style style:name="P12" style:family="paragraph" style:parent-style-name="Standard">
      <style:text-properties fo:font-variant="normal" fo:text-transform="none" fo:color="#263238" style:font-name="arial" fo:font-size="11pt" fo:letter-spacing="normal" fo:font-style="normal" fo:font-weight="bold" officeooo:rsid="00142528" officeooo:paragraph-rsid="00142528"/>
    </style:style>
    <style:style style:name="P13" style:family="paragraph" style:parent-style-name="Standard">
      <style:text-properties officeooo:rsid="000dc499" officeooo:paragraph-rsid="000dc499"/>
    </style:style>
    <style:style style:name="P14" style:family="paragraph" style:parent-style-name="Standard">
      <style:text-properties officeooo:rsid="0016b74a" officeooo:paragraph-rsid="0016b74a"/>
    </style:style>
    <style:style style:name="P15" style:family="paragraph" style:parent-style-name="Standard">
      <style:text-properties officeooo:rsid="002072e4" officeooo:paragraph-rsid="002072e4"/>
    </style:style>
    <style:style style:name="P16" style:family="paragraph" style:parent-style-name="Standard">
      <style:text-properties officeooo:rsid="0021b0b6" officeooo:paragraph-rsid="0021b0b6"/>
    </style:style>
    <style:style style:name="P17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officeooo:rsid="00090087" officeooo:paragraph-rsid="000c8616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20" style:family="paragraph" style:parent-style-name="Standard">
      <style:text-properties fo:font-variant="normal" fo:text-transform="none" fo:color="#263238" style:font-name="arial" fo:font-size="11pt" fo:letter-spacing="normal" fo:font-style="normal" fo:font-weight="bold" officeooo:rsid="00142528" officeooo:paragraph-rsid="00142528" style:font-size-asian="11pt" style:font-weight-asian="bold" style:font-size-complex="11pt" style:font-weight-complex="bold"/>
    </style:style>
    <style:style style:name="P21" style:family="paragraph" style:parent-style-name="Standard" style:list-style-name="L1">
      <style:text-properties officeooo:rsid="000dc499" officeooo:paragraph-rsid="000dc499"/>
    </style:style>
    <style:style style:name="P22" style:family="paragraph" style:parent-style-name="Standard" style:list-style-name="L1">
      <style:text-properties officeooo:rsid="00156aac" officeooo:paragraph-rsid="00156aac"/>
    </style:style>
    <style:style style:name="P23" style:family="paragraph" style:parent-style-name="Standard" style:list-style-name="L1">
      <style:text-properties officeooo:rsid="0016b74a" officeooo:paragraph-rsid="0016b74a"/>
    </style:style>
    <style:style style:name="P24" style:family="paragraph" style:parent-style-name="Preformatted_20_Text">
      <style:text-properties officeooo:rsid="000dc499" officeooo:paragraph-rsid="0016b74a"/>
    </style:style>
    <style:style style:name="T1" style:family="text">
      <style:text-properties style:text-position="super 58%"/>
    </style:style>
    <style:style style:name="T2" style:family="text">
      <style:text-properties officeooo:rsid="000a3230"/>
    </style:style>
    <style:style style:name="T3" style:family="text">
      <style:text-properties officeooo:rsid="000c8616"/>
    </style:style>
    <style:style style:name="T4" style:family="text">
      <style:text-properties style:font-size-asian="11pt" style:font-weight-asian="bold" style:font-size-complex="11pt" style:font-weight-complex="bold"/>
    </style:style>
    <style:style style:name="T5" style:family="text">
      <style:text-properties officeooo:rsid="001561b9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7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8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9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10" style:family="text">
      <style:text-properties fo:font-variant="normal" fo:text-transform="none" fo:color="#2b91af" style:font-name="inherit" fo:font-size="9.75pt" fo:letter-spacing="normal" fo:font-style="normal" fo:font-weight="normal" fo:background-color="#eff0f1" loext:char-shading-value="0" loext:padding="0cm" loext:border="none"/>
    </style:style>
    <style:style style:name="T11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  <style:style style:name="T12" style:family="text">
      <style:text-properties fo:font-variant="normal" fo:text-transform="none" fo:color="#858c93" style:font-name="inherit" fo:font-size="9.75pt" fo:letter-spacing="normal" fo:font-style="normal" fo:font-weight="normal" fo:background-color="#eff0f1" loext:char-shading-value="0" loext:padding="0cm" loext:border="none"/>
    </style:style>
    <style:style style:name="T13" style:family="text">
      <style:text-properties officeooo:rsid="0021b0b6"/>
    </style:style>
    <style:style style:name="T14" style:family="text">
      <style:text-properties officeooo:rsid="002d2d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1">Node 5.10.1</text:p>
      <text:p text:style-name="P2">sails</text:p>
      <text:p text:style-name="P2">microservices</text:p>
      <text:p text:style-name="P2">d3.js</text:p>
      <text:p text:style-name="P2">mongo</text:p>
      <text:p text:style-name="P2">node</text:p>
      <text:p text:style-name="P2">redis</text:p>
      <text:p text:style-name="P2">angular1</text:p>
      <text:p text:style-name="P3">mocha</text:p>
      <text:p text:style-name="P3"/>
      <text:p text:style-name="P3"/>
      <text:p text:style-name="P3">1<text:span text:style-name="T1">st</text:span> sump den restore – bson <text:span text:style-name="T2">(looks for dump file)</text:span></text:p>
      <text:p text:style-name="P3">json-import &amp; export</text:p>
      <text:p text:style-name="P3"/>
      <text:p text:style-name="P15">logs <text:span text:style-name="T13">=</text:span>&gt; cd/var/mongodb/mongologs</text:p>
      <text:p text:style-name="P16">patchfiles=&gt; git diff &gt;filename.<text:span text:style-name="T14">patch</text:span></text:p>
      <text:p text:style-name="P5">github : https://github.com/TVLInsight/TVLCommon</text:p>
      <text:p text:style-name="P3"/>
      <text:p text:style-name="P6">localhost:2891/articles?start_date=2016-04-01&amp;end_date=2016-04-30</text:p>
      <text:p text:style-name="P7"><text:span text:style-name="T3">localhost:2891/articles</text:span>?start_date=2016-04-01&amp;end_date=2016-04-30&amp;signal=BM_ValuationStock</text:p>
      <text:p text:style-name="P8"><text:span text:style-name="T3">localhost:2891/</text:span>articles?start_date=2016-04-01&amp;end_date=2016-04-30&amp;</text:p>
      <text:p text:style-name="P8"><text:bookmark-start text:name="__DdeLink__111_370962765"/>ISIN=<text:bookmark-start text:name="__DdeLink__113_370962765"/>US30303M1027<text:bookmark-end text:name="__DdeLink__111_370962765"/><text:bookmark-end text:name="__DdeLink__113_370962765"/></text:p>
      <text:p text:style-name="P9"><text:span text:style-name="T3">localhost:2891/</text:span>articles?start_date=2016-04-01&amp;end_date=2016-04-30&amp;</text:p>
      <text:p text:style-name="P9">lens=TVL&amp;categories=SocialImpact,HumanCapital</text:p>
      <text:p text:style-name="P10"><text:span text:style-name="T3">localhost:2891/</text:span>articles?start_date=2016-04-01&amp;end_date=2016-04-30&amp;</text:p>
      <text:p text:style-name="P10">lens=SASB&amp;categories=AllMaterial</text:p>
      <text:p text:style-name="P10"><text:span text:style-name="T3">localhost:2891/</text:span>articles?start_date=2016-04-01&amp;end_date=2016-04-30&amp;</text:p>
      <text:p text:style-name="P10">lens=SASB&amp;categories=AllMaterial&amp;ISIN=US30303M1027</text:p>
      <text:p text:style-name="P11"><text:span text:style-name="T3">localhost:2891/</text:span>/articles?start_date=2016-04-01&amp;end_date=2016-04-30&amp;</text:p>
      <text:p text:style-name="P11"><text:bookmark-start text:name="__DdeLink__109_370962765"/>lens=TVL<text:bookmark-end text:name="__DdeLink__109_370962765"/>&amp;categories=BusinessModel&amp;signal=BM_ValuationStock</text:p>
      <text:p text:style-name="P9"/>
      <text:p text:style-name="P20">Files:</text:p>
      <text:p text:style-name="P12"><text:span text:style-name="T4">config – log,</text:span><text:span text:style-name="T5">session,model,</text:span></text:p>
      <text:p text:style-name="P6"/>
      <text:p text:style-name="P17"><text:line-break/></text:p>
      <text:p text:style-name="P4"/>
      <text:p text:style-name="P13">npm modules</text:p>
      <text:p text:style-name="P13"/>
      <text:list xml:id="list5383305487464715107" text:style-name="L1">
        <text:list-item>
          <text:p text:style-name="P21">devenv = local</text:p>
        </text:list-item>
        <text:list-item>
          <text:p text:style-name="P21">rc</text:p>
        </text:list-item>
        <text:list-item>
          <text:p text:style-name="P21">verbose</text:p>
        </text:list-item>
        <text:list-item>
          <text:p text:style-name="P21">newrelic</text:p>
        </text:list-item>
        <text:list-item>
          <text:p text:style-name="P21">cron_restart</text:p>
        </text:list-item>
        <text:list-item>
          <text:p text:style-name="P22">underscore</text:p>
        </text:list-item>
        <text:list-item>
          <text:p text:style-name="P22">bluebird</text:p>
        </text:list-item>
        <text:list-item>
          <text:p text:style-name="P22">generators</text:p>
        </text:list-item>
        <text:list-item>
          <text:p text:style-name="P23">moment</text:p>
        </text:list-item>
      </text:list>
      <text:p text:style-name="P14"/>
      <text:p text:style-name="P24"><text:span text:style-name="Source_20_Tex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arial" svg:font-family="arial, sans-serif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2T16:14:50.309320227</meta:creation-date>
    <dc:date>2017-07-18T20:06:54.687367618</dc:date>
    <meta:editing-duration>PT6H58M53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1" meta:paragraph-count="39" meta:word-count="69" meta:character-count="1066" meta:non-whitespace-character-count="1041"/>
  </office:meta>
</office:document-meta>
</file>